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2af27" style:font-size-asian="18pt" style:font-size-complex="18pt"/>
    </style:style>
    <style:style style:name="T1" style:family="text">
      <style:text-properties officeooo:rsid="0012af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RMO DE RESPONSABILIDADE – USO DO ÔNIBUS ESCOLAR<text:line-break/></text:p>
      <text:p text:style-name="P1">Escola Municipal de Ensino Fundamental Professora Laura Menezes de Amorim<text:line-break/></text:p>
      <text:p text:style-name="P1">Eu, _________________<text:span text:style-name="T1">_____________________________</text:span>___, responsável legal pelo(a) aluno(a) __<text:span text:style-name="T1">________________________________</text:span>__________________, </text:p>
      <text:p text:style-name="P1">matriculado(a) na Escola Municipal de Ensino Fundamental Professora Laura Menezes de Amorim, declaro que estou ciente e plenamente de acordo com as normas referentes ao uso do transporte escolar.<text:line-break/>Declaro que fui informado(a) de que:<text:line-break/><text:span text:style-name="T1">*</text:span>É obrigatório que o(a) aluno(a) aguarde o ônibus escolar dentro das dependências da escola, no local indicado pela equipe escolar.<text:line-break/><text:span text:style-name="T1">*</text:span>A saída do(a) aluno(a) para fora da escola antes da chegada do transporte não é permitida, visando garantir sua segurança e integridade física.<text:line-break/><text:span text:style-name="T1">*</text:span>Caso o(a) aluno(a) não cumpra essa orientação e aguarde o ônibus fora da escola, a instituição não se responsabilizará por quaisquer ocorrências ou incidentes que possam acontecer durante esse período.<text:line-break/><text:span text:style-name="T1">*</text:span>Comprometo-me a orientar meu/minha filho(a) sobre essa regra e reforçar sua importância para sua segurança.<text:line-break/>Declaro, por fim, estar de acordo com todas as orientações acima e assumir total responsabilidade pelo cumprimento destas normas.<text:line-break/></text:p>
      <text:p text:style-name="P1"/>
      <text:p text:style-name="P1"/>
      <text:p text:style-name="P1">Local e data: ___________<text:span text:style-name="T1">_________________</text:span>________<text:line-break/></text:p>
      <text:p text:style-name="P1">Assinatura do responsável: ___<text:span text:style-name="T1">______________</text:span>___________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7T10:54:09.398372100</meta:creation-date>
    <meta:print-date>2026-01-12T08:28:53.664422900</meta:print-date>
    <dc:date>2026-01-16T10:46:42.603321300</dc:date>
    <meta:editing-duration>P3DT1H43M49S</meta:editing-duration>
    <meta:editing-cycles>1</meta:editing-cycles>
    <meta:document-statistic meta:table-count="0" meta:image-count="0" meta:object-count="0" meta:page-count="1" meta:paragraph-count="6" meta:word-count="174" meta:character-count="1327" meta:non-whitespace-character-count="1152"/>
    <meta:generator>LibreOffice/25.2.7.2$Windows_X86_64 LibreOffice_project/5cbfd1ab6520636bb5f7b99185aa69bd7456825d</meta:generator>
  </office:meta>
</office:document-meta>
</file>